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87672" officeooo:paragraph-rsid="00487672"/>
    </style:style>
    <style:style style:name="P2" style:family="paragraph" style:parent-style-name="Standard">
      <style:text-properties officeooo:rsid="0049759b" officeooo:paragraph-rsid="00497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ubnet mask to coś takiego co informuje która część adresu IP to adres sieci a która to adres hosta.<text:line-break/>Subnet 255.255.255.0 odpowiada że pierwsze 3 oktety to adres sieci a ostatni to adres hosta.<text:line-break/>Jeśli subnet to 255.0.0.0 to pierwszy oktet to adres sieci a pozostałe to adres hosta</text:p>
      <text:p text:style-name="P2">-CIDR notation to jest to co kiedyś chciałem wiedzieć. Przykładowo adres IP 192.168.0.20/24 ma dopisek /24 oznacza on ilość jedynek w masce podsieci. która w tym przypadku jest 255.255.225.0<text:line-break/>Jeśli maska podsieci to 255.0.0.0 to notacjia CIDR będzie miała zapis /8 bo w zapisie binarnym jest 8 jedyne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3T06:54:23.585275653</dc:date>
    <meta:editing-duration>PT19H30M1S</meta:editing-duration>
    <meta:editing-cycles>37</meta:editing-cycles>
    <meta:document-statistic meta:table-count="0" meta:image-count="0" meta:object-count="0" meta:page-count="1" meta:paragraph-count="2" meta:word-count="97" meta:character-count="581" meta:non-whitespace-character-count="486"/>
  </office:meta>
</office:document-meta>
</file>